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84d1" draw:textarea-horizontal-align="justify" draw:textarea-vertical-align="middle" draw:auto-grow-height="false"/>
    </style:style>
    <style:style style:name="gr3" style:family="graphic" style:parent-style-name="standard">
      <style:graphic-properties svg:stroke-color="#0084d1" draw:fill-color="#004586" draw:textarea-horizontal-align="justify" draw:textarea-vertical-align="middle" draw:auto-grow-height="false"/>
    </style:style>
    <style:style style:name="gr4" style:family="graphic" style:parent-style-name="standard">
      <style:graphic-properties svg:stroke-color="#0084d1" draw:fill-color="#00ae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subtitle">
      <style:graphic-properties draw:fill-color="#ffffff" draw:auto-grow-height="true" fo:min-height="12.179cm"/>
    </style:style>
    <style:style style:name="pr6" style:family="presentation" style:parent-style-name="Padrão-subtitle">
      <style:graphic-properties draw:fill-color="#ffffff" draw:auto-grow-height="true" fo:min-height="16.523cm"/>
    </style:style>
    <style:style style:name="P1" style:family="paragraph">
      <style:text-properties fo:color="#ff6633" fo:text-shadow="1pt 1pt" fo:font-weight="bold" style:font-weight-asian="bold" style:font-weight-complex="bold"/>
    </style:style>
    <style:style style:name="P2" style:family="paragraph">
      <style:text-properties fo:color="#000000"/>
    </style:style>
    <style:style style:name="P3" style:family="paragraph">
      <style:text-properties fo:font-size="20pt"/>
    </style:style>
    <style:style style:name="P4" style:family="paragraph">
      <style:text-properties fo:color="#ff6633" fo:font-weight="bold" style:font-weight-asian="bold" style:font-weight-complex="bold"/>
    </style:style>
    <style:style style:name="P5" style:family="paragraph">
      <style:paragraph-properties fo:margin-left="0cm" fo:margin-right="0cm" fo:text-align="start" fo:text-indent="0cm"/>
      <style:text-properties fo:color="#000000"/>
    </style:style>
    <style:style style:name="P6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weight="normal" style:font-weight-asian="normal" style:font-weight-complex="normal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32pt" fo:font-weight="normal" style:font-weight-asian="normal" style:font-weight-complex="normal"/>
    </style:style>
    <style:style style:name="P9" style:family="paragraph">
      <style:paragraph-properties fo:margin-left="0cm" fo:margin-right="0cm" fo:text-align="start" fo:text-indent="0cm"/>
      <style:text-properties fo:font-size="32pt"/>
    </style:style>
    <style:style style:name="P10" style:family="paragraph">
      <style:paragraph-properties fo:text-align="start"/>
      <style:text-properties fo:font-size="20pt"/>
    </style:style>
    <style:style style:name="P11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2" style:family="paragraph">
      <style:paragraph-properties fo:margin-left="0cm" fo:margin-right="0cm" fo:text-align="start" fo:text-indent="0cm"/>
      <style:text-properties fo:color="#000000" fo:font-size="32pt"/>
    </style:style>
    <style:style style:name="P13" style:family="paragraph">
      <style:paragraph-properties fo:text-align="start"/>
    </style:style>
    <style:style style:name="P14" style:family="paragraph">
      <style:paragraph-properties fo:margin-left="0cm" fo:margin-right="0cm" fo:text-align="start" fo:text-indent="0cm"/>
      <style:text-properties fo:color="#00ae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15" style:family="paragraph"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8" style:family="paragraph">
      <style:paragraph-properties fo:text-align="start"/>
      <style:text-properties fo:font-size="22pt"/>
    </style:style>
    <style:style style:name="P19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20" style:family="paragraph">
      <style:paragraph-properties fo:margin-left="0cm" fo:margin-right="0cm" fo:text-align="start" fo:text-indent="0cm"/>
      <style:text-properties fo:color="#dd4814" fo:font-size="14pt" style:font-size-asian="14pt" style:font-size-complex="14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4" style:family="text">
      <style:text-properties fo:color="#000000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5" style:family="text">
      <style:text-properties fo:color="#000000" fo:font-family="Arial" style:font-family-generic="swiss" style:font-pitch="variable" fo:font-size="26pt" style:text-underline-style="none" style:font-size-asian="26pt" style:font-size-complex="26pt"/>
    </style:style>
    <style:style style:name="T6" style:family="text">
      <style:text-properties fo:color="#00ae00" fo:font-family="'Courier 10 Pitch'" style:font-pitch="fixed" fo:font-size="26pt" style:text-underline-style="none" style:font-size-asian="26pt" style:font-size-complex="26pt"/>
    </style:style>
    <style:style style:name="T7" style:family="text">
      <style:text-properties style:use-window-font-color="true" fo:font-family="'Courier 10 Pitch'" style:font-pitch="fixed" fo:font-size="26pt" style:text-underline-style="none" style:font-size-asian="26pt" style:font-size-complex="26pt"/>
    </style:style>
    <style:style style:name="T8" style:family="text">
      <style:text-properties style:use-window-font-color="true" fo:font-family="Arial" style:font-family-generic="swiss" style:font-pitch="variable" fo:font-size="26pt" style:text-underline-style="none" style:font-size-asian="26pt" style:font-size-complex="26pt"/>
    </style:style>
    <style:style style:name="T9" style:family="text">
      <style:text-properties fo:color="#000000" fo:font-family="'Century Schoolbook L'" style:font-family-generic="roman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10" style:family="text">
      <style:text-properties fo:color="#00ae00" fo:font-family="'Century Schoolbook L'" style:font-family-generic="roman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11" style:family="text">
      <style:text-properties fo:color="#000000" fo:font-family="Arial" style:font-family-generic="swiss" style:font-pitch="variable" fo:font-size="26pt" fo:font-style="italic" style:text-underline-style="none" style:font-size-asian="26pt" style:font-style-asian="italic" style:font-size-complex="26pt" style:font-style-complex="italic"/>
    </style:style>
    <style:style style:name="T12" style:family="text">
      <style:text-properties fo:color="#00ae00" fo:font-family="'Courier 10 Pitch'" style:font-pitch="fixed" fo:font-size="26pt" style:text-underline-style="none" style:font-size-asian="26pt" style:font-size-complex="26pt"/>
    </style:style>
    <style:style style:name="T13" style:family="text">
      <style:text-properties fo:color="#000000" fo:font-family="'Courier 10 Pitch'" style:font-pitch="fixed" fo:font-size="26pt" style:text-underline-style="none" style:font-size-asian="26pt" style:font-size-complex="26pt"/>
    </style:style>
    <style:style style:name="T14" style:family="text">
      <style:text-properties fo:color="#00ae00" fo:font-family="'Courier 10 Pitch'" style:font-pitch="fixed" fo:font-size="16pt" style:font-size-asian="16pt" style:font-size-complex="16pt"/>
    </style:style>
    <style:style style:name="T15" style:family="text">
      <style:text-properties fo:color="#dd4814" fo:font-family="'Courier 10 Pitch'" style:font-pitch="fixed" fo:font-size="16pt" style:font-size-asian="16pt" style:font-size-complex="16pt"/>
    </style:style>
    <style:style style:name="T16" style:family="text">
      <style:text-properties fo:color="#dd4814" fo:font-family="'Courier 10 Pitch'" style:font-pitch="fixed" fo:font-size="26pt" style:text-underline-style="none" fo:font-weight="bold" style:font-size-asian="26pt" style:font-weight-asian="bold" style:font-size-complex="26pt" style:font-weight-complex="bold"/>
    </style:style>
    <style:style style:name="T17" style:family="text">
      <style:text-properties fo:color="#dd4814" fo:font-family="'Courier 10 Pitch'" style:font-pitch="fixed" fo:font-size="20pt" style:font-size-asian="20pt" style:font-size-complex="20pt"/>
    </style:style>
    <style:style style:name="T18" style:family="text">
      <style:text-properties fo:color="#00ae00" fo:font-family="'Courier 10 Pitch'" style:font-pitch="fixed" fo:font-size="20pt" style:font-size-asian="20pt" style:font-size-complex="20pt"/>
    </style:style>
    <style:style style:name="T19" style:family="text">
      <style:text-properties fo:color="#dd4814" fo:font-family="'Courier 10 Pitch'" style:font-pitch="fixed" fo:font-size="20pt" style:font-size-asian="20pt" style:font-size-complex="20pt"/>
    </style:style>
    <style:style style:name="T20" style:family="text">
      <style:text-properties fo:color="#00ae00" fo:font-family="'Courier 10 Pitch'" style:font-pitch="fixed" fo:font-size="20pt" style:font-size-asian="20pt" style:font-size-complex="20pt"/>
    </style:style>
    <style:style style:name="T21" style:family="text">
      <style:text-properties fo:color="#ffffff" fo:font-weight="bold" style:font-weight-asian="bold" style:font-weight-complex="bold"/>
    </style:style>
    <style:style style:name="T22" style:family="text">
      <style:text-properties fo:color="#000000" fo:font-family="Arial" style:font-family-generic="swiss" style:font-pitch="variable" fo:font-size="26pt" fo:font-style="italic" fo:text-shadow="1pt 1pt" style:text-underline-style="none" style:font-size-asian="26pt" style:font-style-asian="italic" style:font-size-complex="26pt" style:font-style-complex="italic"/>
    </style:style>
    <style:style style:name="T23" style:family="text">
      <style:text-properties fo:color="#000000" fo:font-family="Arial" style:font-family-generic="swiss" style:font-pitch="variable" fo:font-size="26pt" style:text-underline-style="none" style:font-size-asian="26pt" style:font-size-complex="26pt"/>
    </style:style>
    <style:style style:name="T24" style:family="text">
      <style:text-properties fo:color="#dd4814" fo:font-family="'Courier 10 Pitch'" style:font-pitch="fixed" fo:font-size="20pt" style:text-underline-style="none" style:font-size-asian="20pt" style:font-size-complex="20pt"/>
    </style:style>
    <style:style style:name="T25" style:family="text">
      <style:text-properties fo:color="#dd4814" fo:font-family="'Courier 10 Pitch'" style:font-pitch="fixed" fo:font-size="20pt" style:text-underline-style="none" style:font-size-asian="20pt" style:font-size-complex="20pt"/>
    </style:style>
    <style:style style:name="T26" style:family="text">
      <style:text-properties fo:color="#000000" fo:font-family="Arial" style:font-family-generic="swiss" style:font-pitch="variable" fo:font-size="26pt" style:text-underline-style="none" fo:font-weight="bold" style:font-size-asian="26pt" style:font-weight-asian="bold" style:font-size-complex="26pt" style:font-weight-complex="bold"/>
    </style:style>
    <style:style style:name="T27" style:family="text">
      <style:text-properties fo:color="#000000" fo:font-family="Arial" style:font-family-generic="swiss" style:font-pitch="variable" fo:font-size="26pt" fo:font-style="italic" fo:text-shadow="1pt 1pt" style:text-underline-style="none" style:font-size-asian="26pt" style:font-style-asian="italic" style:font-size-complex="26pt" style:font-style-complex="italic"/>
    </style:style>
    <style:style style:name="T28" style:family="text">
      <style:text-properties fo:color="#000000" fo:font-family="Arial" style:font-family-generic="swiss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T29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30" style:family="text">
      <style:text-properties fo:color="#000000" fo:font-family="Arial" style:font-family-generic="swiss" style:font-pitch="variable" fo:font-size="22pt" style:text-underline-style="none" style:font-size-asian="22pt" style:font-size-complex="22pt"/>
    </style:style>
    <style:style style:name="T31" style:family="text">
      <style:text-properties fo:color="#00ae00" fo:font-family="'Courier 10 Pitch'" style:font-pitch="fixed" fo:font-size="22pt" style:text-underline-style="none" style:font-size-asian="22pt" style:font-size-complex="22pt"/>
    </style:style>
    <style:style style:name="T32" style:family="text">
      <style:text-properties fo:color="#dd4814" fo:font-family="'Courier 10 Pitch'" style:font-pitch="fixed" fo:font-size="22pt" style:text-underline-style="none" style:font-size-asian="22pt" style:font-size-complex="22pt"/>
    </style:style>
    <style:style style:name="T33" style:family="text">
      <style:text-properties fo:color="#00ae00" fo:font-family="'Courier 10 Pitch'" style:font-pitch="fixed" fo:font-size="22pt" style:text-underline-style="none" style:font-size-asian="22pt" style:font-size-complex="22pt"/>
    </style:style>
    <style:style style:name="T34" style:family="text">
      <style:text-properties fo:color="#dd4814" fo:font-family="'Courier 10 Pitch'" style:font-pitch="fixed" fo:font-size="22pt" style:text-underline-style="none" style:font-size-asian="22pt" style:font-size-complex="22pt"/>
    </style:style>
    <style:style style:name="T35" style:family="text">
      <style:text-properties fo:color="#000000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36" style:family="text">
      <style:text-properties fo:color="#0000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37" style:family="text">
      <style:text-properties style:use-window-font-color="true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38" style:family="text">
      <style:text-properties style:use-window-font-color="true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39" style:family="text">
      <style:text-properties fo:color="#dd4814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40" style:family="text">
      <style:text-properties fo:color="#000000" fo:font-size="22pt" style:font-size-asian="22pt" style:font-size-complex="22pt"/>
    </style:style>
    <style:style style:name="T41" style:family="text">
      <style:text-properties fo:font-size="22pt" style:font-size-asian="22pt" style:font-size-complex="22pt"/>
    </style:style>
    <style:style style:name="T42" style:family="text">
      <style:text-properties fo:color="#000000" fo:font-family="Arial" style:font-family-generic="swiss" style:font-pitch="variable" fo:font-size="22pt" style:text-underline-style="none" fo:font-weight="bold" style:font-size-asian="22pt" style:font-weight-asian="bold" style:font-size-complex="22pt" style:font-weight-complex="bold"/>
    </style:style>
    <style:style style:name="T43" style:family="text">
      <style:text-properties fo:color="#dd4814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44" style:family="text">
      <style:text-properties fo:color="#0000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45" style:family="text">
      <style:text-properties fo:color="#dd4814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46" style:family="text">
      <style:text-properties fo:color="#00ae00" fo:font-family="Arial" style:font-family-generic="swiss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T47" style:family="text">
      <style:text-properties fo:color="#00ae00" fo:font-family="'Courier 10 Pitch'" style:font-pitch="fixed" fo:font-size="22pt" style:text-underline-style="none" fo:font-weight="normal" style:font-size-asian="22pt" style:font-weight-asian="normal" style:font-size-complex="22pt" style:font-weight-complex="normal"/>
    </style:style>
    <style:style style:name="T48" style:family="text">
      <style:text-properties fo:color="#00ae00" fo:font-family="'Courier 10 Pitch'" style:font-pitch="fixed" fo:font-size="22pt" style:text-underline-style="none" fo:font-weight="bold" style:font-size-asian="22pt" style:font-weight-asian="bold" style:font-size-complex="22pt" style:font-weight-complex="bold"/>
    </style:style>
    <style:style style:name="T49" style:family="text">
      <style:text-properties fo:color="#dd4814" fo:font-family="'Courier 10 Pitch'" style:font-pitch="fixed" fo:font-size="20pt" style:text-underline-style="none" fo:font-weight="normal" style:font-size-asian="20pt" style:font-weight-asian="normal" style:font-size-complex="20pt" style:font-weight-complex="normal"/>
    </style:style>
    <style:style style:name="T50" style:family="text">
      <style:text-properties fo:color="#dd4814" fo:font-family="'Courier 10 Pitch'" style:font-pitch="fixed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aneca++</text:span></text:p>
          </draw:text-box>
        </draw:frame>
        <draw:frame presentation:style-name="pr2" draw:text-style-name="P2" draw:layer="layout" svg:width="24.639cm" svg:height="12.178cm" svg:x="1.4cm" svg:y="4.914cm" presentation:class="subtitle">
          <draw:text-box>
            <text:p text:style-name="P2"><text:span text:style-name="T2">Chrystian Guth</text:span></text:p>
            <text:p text:style-name="P2"><text:span text:style-name="T2">Lucas Pereira</text:span></text:p>
            <text:p text:style-name="P2"><text:span text:style-name="T2">Renan Nett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6" draw:layer="layout" svg:width="24.639cm" svg:height="12.301cm" svg:x="1.4cm" svg:y="4.854cm" presentation:class="subtitle" presentation:user-transformed="true">
          <draw:text-box>
            <text:p text:style-name="P5"><text:span text:style-name="T3">O Antlr permite especificar uma gramática que recebe como entrada uma árvore. As regras da gramática representarão nodos da árvore de entrada.</text:span></text:p>
            <text:p text:style-name="P5"><text:span text:style-name="T3"/></text:p>
            <text:p text:style-name="P5"><text:span text:style-name="T3">Utilizamos como árvore de entrada a mesma que foi descrita na etapa anterior e é gerada pelo </text:span><text:span text:style-name="T4">CanecaArvore</text:span><text:span text:style-name="T3">.</text:span></text:p>
            <text:p text:style-name="P5"><text:span text:style-name="T3"/></text:p>
            <text:p text:style-name="P5"><text:span text:style-name="T3">Também é possível filtrar os nodos que são “vistos” no percorrimento da árvore.</text:span></text:p>
            <text:p text:style-name="P5"><text:span text:style-name="T3"/></text:p>
            <text:p text:style-name="P5"><text:span text:style-name="T3">Para cada regra é possível especificar um código que será executado quando a regra for reconhecid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8" draw:layer="layout" svg:width="24.639cm" svg:height="13.662cm" svg:x="1.4cm" svg:y="4.175cm" presentation:class="subtitle" presentation:user-transformed="true">
          <draw:text-box>
            <text:p text:style-name="P7"><text:span text:style-name="T5">Na etapa de </text:span><text:span text:style-name="T4">análise sintática</text:span><text:span text:style-name="T5">, criamos a seguinte regra:</text:span></text:p>
            <text:p text:style-name="P7"><text:span text:style-name="T5"/></text:p>
            <text:p text:style-name="P7"><text:span text:style-name="T6">classe : CLASSE modificadorDeAcessoFeminino IDENTIFICADOR listaDeTiposGenericos listaDeInterfaces corpoDaClasse</text:span></text:p>
            <text:p text:style-name="P7"><text:span text:style-name="T7"/></text:p>
            <text:p text:style-name="P7"><text:span text:style-name="T5">Já na etapa de </text:span><text:span text:style-name="T4">geração da árvore sintatática</text:span><text:span text:style-name="T5"> reescrevemos está regra para gerar a seguinte estrutura:</text:span></text:p>
            <text:p text:style-name="P7"><text:span text:style-name="T8"/></text:p>
            <text:p text:style-name="P7"><text:span text:style-name="T6">^(CLASSE_ modificadorDeAcessoFeminino IDENTIFICADOR listaDeTiposGenericos listaDeInterfaces corpoDaClasse)</text:span></text:p>
            <text:p text:style-name="P7"><text:span text:style-name="T6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8" draw:layer="layout" svg:width="24.639cm" svg:height="13.735cm" svg:x="1.4cm" svg:y="4.141cm" presentation:class="subtitle" presentation:user-transformed="true">
          <draw:text-box>
            <text:p text:style-name="P9"><text:span text:style-name="T5">Agora, na etapa de </text:span><text:span text:style-name="T4">análise semântica</text:span><text:span text:style-name="T5"> utilizaremos o</text:span><text:span text:style-name="T9"> </text:span><text:span text:style-name="T10">.</text:span><text:span text:style-name="T5"> (ponto) para filtrar elementos da árvore sintática e trabalhar apenas com os elementos que forem de interesse. Por exemplo:</text:span></text:p>
            <text:p text:style-name="P9"><text:span text:style-name="T5"/></text:p>
            <text:p text:style-name="P9"><text:span text:style-name="T6"><text:s/></text:span><text:span text:style-name="T6">^(CLASSE_ . IDENTIFICADOR . . .)</text:span></text:p>
            <text:p text:style-name="P9"><text:span text:style-name="T6"/></text:p>
            <text:p text:style-name="P9"><text:span text:style-name="T5">Utilizamos essa regra para realizar a primeira etapa na análise semântica, a definição dos símbolos. Isso é útil, pois na etapa de definição dos símbolos somente precisamos do </text:span><text:span text:style-name="T11">token</text:span><text:span text:style-name="T5"> </text:span><text:span text:style-name="T12">IDENTIFICADOR</text:span><text:span text:style-name="T13"> </text:span><text:span text:style-name="T5">da classe. Com isso, filtramos (ignoramos) os outros </text:span><text:span text:style-name="T11">tokens</text:span><text:span text:style-name="T5"> através da utilização do pont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tlr</text:span></text:p>
          </draw:text-box>
        </draw:frame>
        <draw:frame presentation:style-name="pr5" draw:text-style-name="P8" draw:layer="layout" svg:width="24.639cm" svg:height="12.179cm" svg:x="1.4cm" svg:y="4.92cm" presentation:class="subtitle" presentation:user-transformed="true">
          <draw:text-box>
            <text:p text:style-name="P9"><text:span text:style-name="T5">Para cada regra é possível definir um código que será executado quando a regra for reconhecida. Com isso, definimos códigos Java para realizar a análise semântica.</text:span></text:p>
            <text:p text:style-name="P9"><text:span text:style-name="T5"/></text:p>
            <text:p text:style-name="P9"><text:span text:style-name="T5">O Antlr permite caminhar pela árvore sintática de cima para baixo, de baixo para cima e até mesmo das duas formas. Para isso, basta utilizar as regras predefinidas por ele:</text:span></text:p>
            <text:p text:style-name="P9"><text:span text:style-name="T6">topdown</text:span><text:span text:style-name="T5"> e </text:span><text:span text:style-name="T6">bottomup</text:span><text:span text:style-name="T5">. Essas regras deverão conter as regras que serão reconhecidas no percorrimento da árvor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6" draw:text-style-name="P11" draw:layer="layout" svg:width="24.639cm" svg:height="13.777cm" svg:x="1.4cm" svg:y="4.077cm" presentation:class="subtitle" presentation:user-transformed="true">
          <draw:text-box>
            <text:p text:style-name="P10"><text:span text:style-name="T14">IniciarClasse : ^(CLASSE_ . IDENTIFICADOR . . .) {</text:span></text:p>
            <text:p text:style-name="P10"><text:span text:style-name="T14"><text:tab/></text:span><text:span text:style-name="T14"><text:tab/></text:span><text:span text:style-name="T14"><text:tab/></text:span><text:span text:style-name="T14">Classe classe = new Classe($IDENTIFICADOR.text);</text:span></text:p>
            <text:p text:style-name="P10"><text:span text:style-name="T14"><text:tab/></text:span><text:span text:style-name="T14"><text:tab/></text:span><text:span text:style-name="T14"><text:tab/></text:span><text:span text:style-name="T14">boolean classeDefinida = escopoAtual.definirClasse(classe);</text:span></text:p>
            <text:p text:style-name="P10"><text:span text:style-name="T14"><text:tab/></text:span><text:span text:style-name="T14"><text:tab/></text:span><text:span text:style-name="T14"><text:tab/></text:span><text:span text:style-name="T15">...</text:span></text:p>
            <text:p text:style-name="P10"><text:span text:style-name="T14"><text:tab/></text:span><text:span text:style-name="T14"><text:tab/></text:span><text:span text:style-name="T14"><text:tab/></text:span><text:span text:style-name="T14">classe.abrir(escopoAtual);</text:span></text:p>
            <text:p text:style-name="P10"><text:span text:style-name="T14"><text:tab/></text:span><text:span text:style-name="T14"><text:tab/></text:span><text:span text:style-name="T14"><text:tab/></text:span><text:span text:style-name="T14">escopoAtual = classe;</text:span></text:p>
            <text:p text:style-name="P10"><text:span text:style-name="T14"><text:tab/></text:span><text:span text:style-name="T14"><text:tab/></text:span><text:span text:style-name="T14"><text:tab/></text:span><text:span text:style-name="T14">filaDeEscopos.add(escopoAtual);</text:span></text:p>
            <text:p text:style-name="P10"><text:span text:style-name="T14"><text:tab/></text:span><text:span text:style-name="T14"><text:tab/></text:span><text:span text:style-name="T14"><text:tab/></text:span><text:span text:style-name="T14">Atributo esse = new Atributo("esse",</text:span></text:p>
            <text:p text:style-name="P10"><text:span text:style-name="T14"><text:tab/></text:span><text:span text:style-name="T14"><text:tab/></text:span><text:span text:style-name="T14"><text:tab/></text:span><text:span text:style-name="T14"><text:tab/></text:span><text:span text:style-name="T14">new Tipo($IDENTIFICADOR.text));</text:span></text:p>
            <text:p text:style-name="P10"><text:span text:style-name="T14"><text:tab/></text:span><text:span text:style-name="T14"><text:tab/></text:span><text:span text:style-name="T14"><text:tab/></text:span><text:span text:style-name="T14">Atributo essa = new Atributo("essa",</text:span></text:p>
            <text:p text:style-name="P10"><text:span text:style-name="T14"><text:tab/></text:span><text:span text:style-name="T14"><text:tab/></text:span><text:span text:style-name="T14"><text:tab/></text:span><text:span text:style-name="T14"><text:tab/></text:span><text:span text:style-name="T14">new Tipo($IDENTIFICADOR.text));</text:span></text:p>
            <text:p text:style-name="P10"><text:span text:style-name="T14"><text:tab/></text:span><text:span text:style-name="T14"><text:tab/></text:span><text:span text:style-name="T14"><text:tab/></text:span><text:span text:style-name="T14">boolean esseDefinido = classe.definirAtributo(esse);</text:span></text:p>
            <text:p text:style-name="P10"><text:span text:style-name="T14"><text:tab/></text:span><text:span text:style-name="T14"><text:tab/></text:span><text:span text:style-name="T14"><text:tab/></text:span><text:span text:style-name="T14">boolean essaDefinida = classe.definirAtributo(essa);</text:span></text:p>
            <text:p text:style-name="P10"><text:span text:style-name="T15"><text:tab/></text:span><text:span text:style-name="T15"><text:tab/></text:span><text:span text:style-name="T15"><text:tab/></text:span><text:span text:style-name="T15">...</text:span></text:p>
            <text:p text:style-name="P10"><text:span text:style-name="T14"><text:tab/></text:span><text:span text:style-name="T14"><text:tab/></text:span><text:span text:style-name="T14"><text:tab/></text:span><text:span text:style-name="T14">esse.abrir(escopoAtual);</text:span></text:p>
            <text:p text:style-name="P10"><text:span text:style-name="T14"><text:tab/></text:span><text:span text:style-name="T14"><text:tab/></text:span><text:span text:style-name="T14"><text:tab/></text:span><text:span text:style-name="T14">esse.fechar();</text:span></text:p>
            <text:p text:style-name="P10"><text:span text:style-name="T14"><text:tab/></text:span><text:span text:style-name="T14"><text:tab/></text:span><text:span text:style-name="T14"><text:tab/></text:span><text:span text:style-name="T14">essa.abrir(escopoAtual);</text:span></text:p>
            <text:p text:style-name="P10"><text:span text:style-name="T14"><text:tab/></text:span><text:span text:style-name="T14"><text:tab/></text:span><text:span text:style-name="T14"><text:tab/></text:span><text:span text:style-name="T14">esse.fechar();</text:span></text:p>
            <text:p text:style-name="P10"><text:span text:style-name="T14"><text:tab/></text:span><text:span text:style-name="T14"><text:tab/></text:span><text:span text:style-name="T14">}</text:span></text:p>
            <text:p text:style-name="P10"><text:span text:style-name="T14"><text:tab/></text:span><text:span text:style-name="T14">;</text:span></text:p>
            <text:p text:style-name="P10"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8" draw:layer="layout" svg:width="24.639cm" svg:height="12.301cm" svg:x="1.4cm" svg:y="4.857cm" presentation:class="subtitle" presentation:user-transformed="true">
          <draw:text-box>
            <text:p text:style-name="P5"><text:span text:style-name="T5">Dividimos a análise semântica em quatro passos:</text:span></text:p>
            <text:p text:style-name="P5"><text:span text:style-name="T5"/></text:p>
            <text:p text:style-name="P5"><text:span text:style-name="T5"/></text:p>
            <text:p text:style-name="P5"><text:span text:style-name="T4">Definição</text:span><text:span text:style-name="T5"> das classes, métodos, atributos e variáveis.</text:span></text:p>
            <text:p text:style-name="P5"><text:span text:style-name="T5"/></text:p>
            <text:p text:style-name="P5"><text:span text:style-name="T4">Resolução</text:span><text:span text:style-name="T5"> dos símbolos utilizados: referências à variáveis, classes, métodos, etc.</text:span></text:p>
            <text:p text:style-name="P5"><text:span text:style-name="T5"/></text:p>
            <text:p text:style-name="P5"><text:span text:style-name="T5">Verificação estática dos tipos das </text:span><text:span text:style-name="T4">expressões</text:span><text:span text:style-name="T5">.</text:span></text:p>
            <text:p text:style-name="P5"><text:span text:style-name="T5"/></text:p>
            <text:p text:style-name="P5"><text:span text:style-name="T5">Verificações extras como: checagem de parâmetros e </text:span><text:span text:style-name="T4">chamadas</text:span><text:span text:style-name="T5"> de métod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8" draw:layer="layout" svg:width="24.639cm" svg:height="12.179cm" svg:x="1.4cm" svg:y="4.918cm" presentation:class="subtitle" presentation:user-transformed="true">
          <draw:text-box>
            <text:p text:style-name="P12"><text:span text:style-name="T5">Ao todo são feitas quatro passadas pela árvore sintática.</text:span></text:p>
            <text:p text:style-name="P12"><text:span text:style-name="T5"/></text:p>
            <text:p text:style-name="P12"><text:span text:style-name="T5">Porém, poderíamos ter feito a análise semântica apenas com duas passadas: uma para a </text:span><text:span text:style-name="T4">definição</text:span><text:span text:style-name="T5"> dos escopos e símbolos e outra para a </text:span><text:span text:style-name="T4">resolução</text:span><text:span text:style-name="T5">, </text:span><text:span text:style-name="T4">verificação estática de tipos</text:span><text:span text:style-name="T5"> e </text:span><text:span text:style-name="T4">verificações extras</text:span><text:span text:style-name="T5">.</text:span></text:p>
            <text:p text:style-name="P12"><text:span text:style-name="T5"/></text:p>
            <text:p text:style-name="P12"><text:span text:style-name="T5">Decidimos realizar a </text:span><text:span text:style-name="T4">verificação estática de tipos</text:span><text:span text:style-name="T5"> e as </text:span><text:span text:style-name="T4">verificações extras</text:span><text:span text:style-name="T5"> em passadas separadas para facilitar a leitura e manutenção do código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8" draw:layer="layout" svg:width="24.639cm" svg:height="12.179cm" svg:x="1.4cm" svg:y="4.918cm" presentation:class="subtitle" presentation:user-transformed="true">
          <draw:text-box>
            <text:p text:style-name="P12"><text:span text:style-name="T5">Pelo menos duas passadas são necessárias pelo fato de existir a possibilidade </text:span><text:span text:style-name="T5">de se referenciar uma classe ou um método que ainda não foi definido.</text:span></text:p>
            <text:p text:style-name="P12"><text:span text:style-name="T5"/></text:p>
            <text:p text:style-name="P12"><text:span text:style-name="T5">Por exemplo, supondo que a classe </text:span><text:span text:style-name="T16">A</text:span><text:span text:style-name="T5"> seja definida anteriormente e a classe </text:span><text:span text:style-name="T16">B</text:span><text:span text:style-name="T5"> logo em seguida.</text:span><text:span text:style-name="T5"> Caso não houvesse duas passadas, a classe </text:span><text:span text:style-name="T16">A</text:span><text:span text:style-name="T5"> não conseguiria resolver o símbolo </text:span><text:span text:style-name="T16">B</text:span><text:span text:style-name="T5">, pois este ainda não teria sido definido na tabela de símbol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8" draw:layer="layout" svg:width="24.639cm" svg:height="12.179cm" svg:x="1.4cm" svg:y="4.918cm" presentation:class="subtitle" presentation:user-transformed="true">
          <draw:text-box>
            <text:p text:style-name="P12"><text:span text:style-name="T5">Na parte da </text:span><text:span text:style-name="T4">definição</text:span><text:span text:style-name="T5">, utilizamos o conceito de tabela de símbolos e de escopo. Definimos que a tabela de símbolos será simplesmente um escopo global.</text:span></text:p>
            <text:p text:style-name="P12"><text:span text:style-name="T5"/></text:p>
            <text:p text:style-name="P12"><text:span text:style-name="T5">Os escopos conterão outros escopos e também conterão a definição de variáveis, métodos, classes, etc.</text:span></text:p>
            <text:p text:style-name="P12"><text:span text:style-name="T5"/></text:p>
            <text:p text:style-name="P12"><text:span text:style-name="T5">Classes, métodos, blocos, construtores e destrutores também são escopo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4" draw:layer="layout" svg:width="24.639cm" svg:height="14.797cm" svg:x="1.4cm" svg:y="3.577cm" presentation:class="subtitle" presentation:user-transformed="true">
          <draw:text-box>
            <text:p text:style-name="P13"><text:span text:style-name="T17">...</text:span></text:p>
            <text:p text:style-name="P13"><text:span text:style-name="T18">pacote @pacoteQualquer</text:span></text:p>
            <text:p text:style-name="P13"><text:span text:style-name="T18">classe publica ClasseQualquer inicio</text:span></text:p>
            <text:p text:style-name="P13"><text:span text:style-name="T18"><text:tab/></text:span><text:span text:style-name="T18">atributo publico Texto nome;</text:span></text:p>
            <text:p text:style-name="P13"><text:span text:style-name="T18"><text:tab/></text:span><text:span text:style-name="T18">atributo publico Rela pi;</text:span></text:p>
            <text:p text:style-name="P13"><text:span text:style-name="T18"><text:tab/></text:span><text:span text:style-name="T18">metodo publico Nada nadaFaz() inicio</text:span></text:p>
            <text:p text:style-name="P13"><text:span text:style-name="T18"><text:tab/></text:span><text:span text:style-name="T18"><text:tab/></text:span><text:span text:style-name="T18">nova OutraClasse().atributoDaOutraClasse;</text:span></text:p>
            <text:p text:style-name="P13"><text:span text:style-name="T18"><text:tab/></text:span><text:span text:style-name="T18"><text:tab/></text:span><text:span text:style-name="T18">se (verdadeiro) inicio</text:span></text:p>
            <text:p text:style-name="P13"><text:span text:style-name="T18"><text:tab/></text:span><text:span text:style-name="T18"><text:tab/></text:span><text:span text:style-name="T18"><text:tab/></text:span><text:span text:style-name="T18">se (1 == 1) inicio</text:span></text:p>
            <text:p text:style-name="P13"><text:span text:style-name="T18"><text:tab/></text:span><text:span text:style-name="T18"><text:tab/></text:span><text:span text:style-name="T18"><text:tab/></text:span><text:span text:style-name="T18"><text:tab/></text:span><text:span text:style-name="T18">Real pi;</text:span></text:p>
            <text:p text:style-name="P13"><text:span text:style-name="T18"><text:tab/></text:span><text:span text:style-name="T18"><text:tab/></text:span><text:span text:style-name="T18"><text:tab/></text:span><text:span text:style-name="T18"><text:tab/></text:span><text:span text:style-name="T18">pi = 3 + 0.14;</text:span></text:p>
            <text:p text:style-name="P13"><text:span text:style-name="T18"><text:tab/></text:span><text:span text:style-name="T18"><text:tab/></text:span><text:span text:style-name="T18"><text:tab/></text:span><text:span text:style-name="T18">fim</text:span></text:p>
            <text:p text:style-name="P13"><text:span text:style-name="T18"><text:tab/></text:span><text:span text:style-name="T18"><text:tab/></text:span><text:span text:style-name="T18">fim</text:span></text:p>
            <text:p text:style-name="P13"><text:span text:style-name="T18"><text:tab/></text:span><text:span text:style-name="T18">fim</text:span></text:p>
            <text:p text:style-name="P13"><text:span text:style-name="T18">Fim</text:span></text:p>
            <text:p text:style-name="P13"><text:span text:style-name="T19">...</text:span></text:p>
            <text:p text:style-name="P13"><text:span text:style-name="T20">Classe publica OutraClasse inicio</text:span></text:p>
            <text:p text:style-name="P13"><text:span text:style-name="T19">...</text:span></text:p>
          </draw:text-box>
        </draw:frame>
        <draw:custom-shape draw:style-name="gr2" draw:text-style-name="P15" draw:layer="layout" svg:width="1cm" svg:height="1cm" svg:x="0.2cm" svg:y="3cm">
          <text:p text:style-name="P15"><text:span text:style-name="T2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1cm" svg:height="1cm" svg:x="0.3cm" svg:y="5.1cm">
          <text:p text:style-name="P1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1cm" svg:height="1cm" svg:x="1.5cm" svg:y="7.6cm">
          <text:p text:style-name="P15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1cm" svg:height="1cm" svg:x="2.7cm" svg:y="9.3cm">
          <text:p text:style-name="P15"><text:span text:style-name="T2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1cm" svg:height="1cm" svg:x="4.1cm" svg:y="10.1cm">
          <text:p text:style-name="P15"><text:span text:style-name="T2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5" draw:layer="layout" svg:width="1cm" svg:height="1cm" svg:x="0.3cm" svg:y="16.6cm">
          <text:p text:style-name="P15"><text:span text:style-name="T2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draw:layer="layout" svg:width="1cm" svg:height="1cm" svg:x="14.744cm" svg:y="5.892cm">
          <text:p text:style-name="P1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5" draw:layer="layout" svg:width="1cm" svg:height="1cm" svg:x="18.2cm" svg:y="7.4cm">
          <text:p text:style-name="P1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cm" svg:height="1cm" svg:x="21.4cm" svg:y="8.4cm">
          <text:p text:style-name="P15"><text:span text:style-name="T21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5" draw:layer="layout" svg:width="1cm" svg:height="1cm" svg:x="9.9cm" svg:y="10.8cm">
          <text:p text:style-name="P15"><text:span text:style-name="T2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5" draw:layer="layout" svg:width="1cm" svg:height="1cm" svg:x="13.444cm" svg:y="6.692cm">
          <text:p text:style-name="P15"><text:span text:style-name="T2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1cm" svg:height="1cm" svg:x="12.5cm" svg:y="11.6cm">
          <text:p text:style-name="P15"><text:span text:style-name="T21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8" draw:layer="layout" svg:width="24.639cm" svg:height="13.326cm" svg:x="1.4cm" svg:y="4.348cm" presentation:class="subtitle" presentation:user-transformed="true">
          <draw:text-box>
            <text:p text:style-name="P9"><text:span text:style-name="T5">A </text:span><text:span text:style-name="T4">tabela de símbolos</text:span><text:span text:style-name="T5"> possui em seu escopo apenas </text:span><text:span text:style-name="T22">classes</text:span><text:span text:style-name="T5">.</text:span></text:p>
            <text:p text:style-name="P9"><text:span text:style-name="T5"/></text:p>
            <text:p text:style-name="P9"><text:span text:style-name="T5">As </text:span><text:span text:style-name="T4">classes</text:span><text:span text:style-name="T5"> possuem em seu escopo </text:span><text:span text:style-name="T22">atributos</text:span><text:span text:style-name="T5"> e </text:span><text:span text:style-name="T22">métodos</text:span><text:span text:style-name="T5">. Enquanto que os </text:span><text:span text:style-name="T4">métodos</text:span><text:span text:style-name="T5"> possuem em seu escopo os </text:span><text:span text:style-name="T22">argumentos</text:span><text:span text:style-name="T5"> e os </text:span><text:span text:style-name="T22">blocos de instruções</text:span><text:span text:style-name="T5">.</text:span></text:p>
            <text:p text:style-name="P9"><text:span text:style-name="T5"/></text:p>
            <text:p text:style-name="P9"><text:span text:style-name="T5">Os</text:span><text:span text:style-name="T4"> blocos de instruções</text:span><text:span text:style-name="T5"> possuem em seu escopo </text:span><text:span text:style-name="T22">variáveis</text:span><text:span text:style-name="T5"> e outros </text:span><text:span text:style-name="T22">blocos de instruções</text:span><text:span text:style-name="T5">.</text:span></text:p>
            <text:p text:style-name="P9"><text:span text:style-name="T5"/></text:p>
            <text:p text:style-name="P9"><text:span text:style-name="T23">O processo de resolução consiste em verificar se determinada classe, atributo, método ou variável se encontra nos escopos superior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">Análise semântica</text:span></text:p>
          </draw:text-box>
        </draw:frame>
        <draw:frame presentation:style-name="pr5" draw:text-style-name="P8" draw:layer="layout" svg:width="24.639cm" svg:height="13.346cm" svg:x="1.4cm" svg:y="4.34cm" presentation:class="subtitle" presentation:user-transformed="true">
          <draw:text-box>
            <text:p text:style-name="P9"><text:span text:style-name="T5"/></text:p>
            <text:p text:style-name="P13"><text:span text:style-name="T24">...</text:span></text:p>
            <text:p text:style-name="P13"><text:span text:style-name="T20">classe publica ClasseQualquer inicio</text:span></text:p>
            <text:p text:style-name="P13"><text:span text:style-name="T20"><text:tab/></text:span><text:span text:style-name="T20">atributo publico Texto nome;</text:span></text:p>
            <text:p text:style-name="P13"><text:span text:style-name="T20"><text:tab/></text:span><text:span text:style-name="T20">metodo publico Nada nadaFaz() inicio</text:span></text:p>
            <text:p text:style-name="P13"><text:span text:style-name="T20"><text:tab/></text:span><text:span text:style-name="T20"><text:tab/></text:span><text:span text:style-name="T20">se (verdadeiro) inicio</text:span></text:p>
            <text:p text:style-name="P13"><text:span text:style-name="T20"><text:tab/></text:span><text:span text:style-name="T20"><text:tab/></text:span><text:span text:style-name="T20"><text:tab/></text:span><text:span text:style-name="T20">nome = “Teste”;</text:span></text:p>
            <text:p text:style-name="P13"><text:span text:style-name="T20"><text:tab/></text:span><text:span text:style-name="T20"><text:tab/></text:span><text:span text:style-name="T20">fim</text:span></text:p>
            <text:p text:style-name="P13"><text:span text:style-name="T20"><text:tab/></text:span><text:span text:style-name="T20">fim</text:span></text:p>
            <text:p text:style-name="P13"><text:span text:style-name="T20">fim</text:span></text:p>
            <text:p text:style-name="P13"><text:span text:style-name="T19">...</text:span></text:p>
            <text:p text:style-name="P13"><text:span text:style-name="T5"/></text:p>
            <text:p text:style-name="P9"><text:span text:style-name="T5">Por exemplo, no código acima é feita uma referencia a um atributo que está dentro de um bloco que está dentro de um método. Os passos para resolver o atributo serão: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1" draw:layer="layout" svg:width="24.639cm" svg:height="13.123cm" svg:x="1.4cm" svg:y="4.414cm" presentation:class="subtitle" presentation:user-transformed="true">
          <draw:text-box>
            <text:p text:style-name="P9"><text:span text:style-name="T25"/></text:p>
            <text:p text:style-name="P9"><text:span text:style-name="T23">O </text:span><text:span text:style-name="T26">bloco</text:span><text:span text:style-name="T23"> verifica se a referência é uma </text:span><text:span text:style-name="T27">variável</text:span><text:span text:style-name="T23"> que está dentro do seu escopo.</text:span></text:p>
            <text:p text:style-name="P9"><text:span text:style-name="T23"/></text:p>
            <text:p text:style-name="P9"><text:span text:style-name="T23">Como não encontra nada, o </text:span><text:span text:style-name="T26">bloco</text:span><text:span text:style-name="T23"> pede ao escopo pai (o </text:span><text:span text:style-name="T26">método</text:span><text:span text:style-name="T23">) para resolver a referência.</text:span></text:p>
            <text:p text:style-name="P9"><text:span text:style-name="T23"/></text:p>
            <text:p text:style-name="P9"><text:span text:style-name="T23">O </text:span><text:span text:style-name="T26">método</text:span><text:span text:style-name="T23"> verifica se a referência é um </text:span><text:span text:style-name="T27">argumento</text:span><text:span text:style-name="T23"> que pertence ao seu escopo. Como não é, o </text:span><text:span text:style-name="T26">método</text:span><text:span text:style-name="T23"> pede para que a </text:span><text:span text:style-name="T26">classe</text:span><text:span text:style-name="T23"> resolva a referência.</text:span></text:p>
            <text:p text:style-name="P9"><text:span text:style-name="T23"/></text:p>
            <text:p text:style-name="P9"><text:span text:style-name="T23">Finalmente a </text:span><text:span text:style-name="T26">classe</text:span><text:span text:style-name="T23"> resolverá a referência já que se trata de um </text:span><text:span text:style-name="T27">atributo</text:span><text:span text:style-name="T23"> dela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1" draw:layer="layout" svg:width="24.639cm" svg:height="15.802cm" svg:x="1.4cm" svg:y="3.109cm" presentation:class="subtitle" presentation:user-transformed="true">
          <draw:text-box>
            <text:p text:style-name="P9"><text:span text:style-name="T28"/></text:p>
            <text:p text:style-name="P13"><text:span text:style-name="T24">...</text:span></text:p>
            <text:p text:style-name="P13"><text:span text:style-name="T20">classe publica ClasseQualquer inicio</text:span></text:p>
            <text:p text:style-name="P13"><text:span text:style-name="T20"><text:tab/></text:span><text:span text:style-name="T20">metodo publico Nada nadaFaz() inicio</text:span></text:p>
            <text:p text:style-name="P13"><text:span text:style-name="T20"><text:tab/></text:span><text:span text:style-name="T20"><text:tab/></text:span><text:span text:style-name="T20">Texto texto = “cameca”;</text:span></text:p>
            <text:p text:style-name="P13"><text:span text:style-name="T20"><text:tab/></text:span><text:span text:style-name="T20"><text:tab/></text:span><text:span text:style-name="T20">texto.paraMaiusculas();</text:span></text:p>
            <text:p text:style-name="P13"><text:span text:style-name="T20"><text:tab/></text:span><text:span text:style-name="T20">fim</text:span></text:p>
            <text:p text:style-name="P13"><text:span text:style-name="T20">fim</text:span></text:p>
            <text:p text:style-name="P13"><text:span text:style-name="T19">...</text:span></text:p>
            <text:p text:style-name="P13"><text:span text:style-name="T23"/></text:p>
            <text:p text:style-name="P9"><text:span text:style-name="T23">Para referências a atributos externos, a análise complica um pouco, porém segue o mesmo princípio. A diferença está no fato de que a referência será buscada no escopo ao qual pertence o tipo do objeto referenciado.</text:span></text:p>
            <text:p text:style-name="P9"><text:span text:style-name="T23"/></text:p>
            <text:p text:style-name="P9"><text:span text:style-name="T23">Nesse caso a referência será resolvida no escopo do tipo </text:span><text:span text:style-name="T26">Texto</text:span><text:span text:style-name="T23"> e não no escopo do tipo </text:span><text:span text:style-name="T26">ClasseQualquer</text:span><text:span text:style-name="T23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8" draw:layer="layout" svg:width="24.639cm" svg:height="12.179cm" svg:x="1.4cm" svg:y="4.916cm" presentation:class="subtitle" presentation:user-transformed="true">
          <draw:text-box>
            <text:p text:style-name="P7"><text:span text:style-name="T5">Para a </text:span><text:span text:style-name="T4">verificaçõa estática dos tipos</text:span><text:span text:style-name="T5"> foi utilizado um conceito semelhante ao conceito dos escopos.</text:span></text:p>
            <text:p text:style-name="P7"><text:span text:style-name="T5"/></text:p>
            <text:p text:style-name="P7"><text:span text:style-name="T5">No nosso caso, cada expressão possui um ou dois operandos sendo que estes podem ser elementos da linguagem ou até mesmo outras expressões.</text:span></text:p>
            <text:p text:style-name="P7"><text:span text:style-name="T5"/></text:p>
            <text:p text:style-name="P7"><text:span text:style-name="T5">Cada tipo de expressão é reponsável por verificar se os seus operandos respeitam os símbolos exigido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8" draw:layer="layout" svg:width="24.639cm" svg:height="13.41cm" svg:x="1.4cm" svg:y="4.301cm" presentation:class="subtitle" presentation:user-transformed="true">
          <draw:text-box>
            <text:p text:style-name="P9"><text:span text:style-name="T5">Por exemplo, na expressão:</text:span></text:p>
            <text:p text:style-name="P9"><text:span text:style-name="T5"/></text:p>
            <text:p text:style-name="P9"><text:span text:style-name="T6">10 + x * 3 &gt; 20 || variavel != nulo</text:span></text:p>
            <text:p text:style-name="P9"><text:span text:style-name="T6"/></text:p>
            <text:p text:style-name="P9"><text:span text:style-name="T5">Segundo a ordem de precedência das expressões, temos a seguinte cadeia: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draw:custom-shape draw:style-name="gr5" draw:text-style-name="P15" xml:id="id2" draw:id="id2" draw:layer="layout" svg:width="1.6cm" svg:height="1.6cm" svg:x="2.7cm" svg:y="16.7cm">
          <text:p text:style-name="P16"><text:span text:style-name="T29">*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4" draw:id="id4" draw:layer="layout" svg:width="1.6cm" svg:height="1.6cm" svg:x="4.8cm" svg:y="14.6cm">
          <text:p text:style-name="P16"><text:span text:style-name="T29">+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9" draw:id="id9" draw:layer="layout" svg:width="1.6cm" svg:height="1.6cm" svg:x="16.099cm" svg:y="12.4cm">
          <text:p text:style-name="P16"><text:span text:style-name="T29">!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5" xml:id="id6" draw:id="id6" draw:layer="layout" svg:width="1.6cm" svg:height="1.6cm" svg:x="6.9cm" svg:y="12.5cm">
          <text:p text:style-name="P16"><text:span text:style-name="T29">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xml:id="id8" draw:id="id8" draw:layer="layout" svg:width="1.6cm" svg:height="1.6cm" svg:x="11.5cm" svg:y="10.3cm">
          <text:p text:style-name="P16"><text:span text:style-name="T29">||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5" xml:id="id1" draw:id="id1" draw:layer="layout" svg:width="1.6cm" svg:height="1.6cm" svg:x="1.1cm" svg:y="18.6cm">
          <text:p text:style-name="P15"><text:span text:style-name="T2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3" draw:id="id3" draw:layer="layout" svg:width="1.6cm" svg:height="1.6cm" svg:x="4.299cm" svg:y="18.7cm">
          <text:p text:style-name="P15"><text:span text:style-name="T2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5" draw:id="id5" draw:layer="layout" svg:width="1.6cm" svg:height="1.6cm" svg:x="6.399cm" svg:y="16.3cm">
          <text:p text:style-name="P15"><text:span text:style-name="T2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7" draw:id="id7" draw:layer="layout" svg:width="1.6cm" svg:height="1.6cm" svg:x="8.899cm" svg:y="14.1cm">
          <text:p text:style-name="P15"><text:span text:style-name="T2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10" draw:id="id10" draw:layer="layout" svg:width="3.299cm" svg:height="1.6cm" svg:x="12.701cm" svg:y="14.1cm">
          <text:p text:style-name="P15"><text:span text:style-name="T21">varia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5" xml:id="id11" draw:id="id11" draw:layer="layout" svg:width="1.6cm" svg:height="1.6cm" svg:x="17.8cm" svg:y="14.1cm">
          <text:p text:style-name="P15"><text:span text:style-name="T21">n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6" draw:layer="layout" draw:type="line" svg:x1="1.9cm" svg:y1="18.6cm" svg:x2="2.7cm" svg:y2="17.5cm" draw:start-shape="id1" draw:start-glue-point="4" draw:end-shape="id2" draw:end-glue-point="3" svg:d="m1900 18600 800-1100">
          <text:p/>
        </draw:connector>
        <draw:connector draw:style-name="gr7" draw:text-style-name="P16" draw:layer="layout" draw:type="line" svg:x1="5.099cm" svg:y1="18.7cm" svg:x2="4.3cm" svg:y2="17.5cm" draw:start-shape="id3" draw:start-glue-point="4" draw:end-shape="id2" draw:end-glue-point="1" svg:d="m5099 18700-799-1200">
          <text:p/>
        </draw:connector>
        <draw:connector draw:style-name="gr7" draw:text-style-name="P16" draw:layer="layout" draw:type="line" svg:x1="3.5cm" svg:y1="16.7cm" svg:x2="4.8cm" svg:y2="15.4cm" draw:start-shape="id2" draw:start-glue-point="0" draw:end-shape="id4" draw:end-glue-point="3" svg:d="m3500 16700 1300-1300">
          <text:p/>
        </draw:connector>
        <draw:connector draw:style-name="gr7" draw:text-style-name="P16" draw:layer="layout" draw:type="line" svg:x1="7.199cm" svg:y1="16.3cm" svg:x2="6.4cm" svg:y2="15.4cm" draw:start-shape="id5" draw:start-glue-point="4" draw:end-shape="id4" draw:end-glue-point="1" svg:d="m7199 16300-799-900">
          <text:p/>
        </draw:connector>
        <draw:connector draw:style-name="gr7" draw:text-style-name="P16" draw:layer="layout" draw:type="line" svg:x1="5.6cm" svg:y1="14.6cm" svg:x2="6.9cm" svg:y2="13.3cm" draw:start-shape="id4" draw:start-glue-point="0" draw:end-shape="id6" draw:end-glue-point="3" svg:d="m5600 14600 1300-1300">
          <text:p/>
        </draw:connector>
        <draw:connector draw:style-name="gr7" draw:text-style-name="P16" draw:layer="layout" draw:type="line" svg:x1="9.699cm" svg:y1="14.1cm" svg:x2="8.5cm" svg:y2="13.3cm" draw:start-shape="id7" draw:start-glue-point="4" draw:end-shape="id6" draw:end-glue-point="1" svg:d="m9699 14100-1199-800">
          <text:p/>
        </draw:connector>
        <draw:connector draw:style-name="gr7" draw:text-style-name="P16" draw:layer="layout" draw:type="line" svg:x1="7.7cm" svg:y1="12.5cm" svg:x2="11.5cm" svg:y2="11.1cm" draw:start-shape="id6" draw:start-glue-point="0" draw:end-shape="id8" draw:end-glue-point="3" svg:d="m7700 12500 3800-1400">
          <text:p/>
        </draw:connector>
        <draw:connector draw:style-name="gr7" draw:text-style-name="P16" draw:layer="layout" draw:type="line" svg:x1="13.1cm" svg:y1="11.1cm" svg:x2="16.899cm" svg:y2="12.4cm" draw:start-shape="id8" draw:start-glue-point="1" draw:end-shape="id9" draw:end-glue-point="0" svg:d="m13100 11100 3799 1300">
          <text:p/>
        </draw:connector>
        <draw:connector draw:style-name="gr7" draw:text-style-name="P16" draw:layer="layout" draw:type="line" svg:x1="16.099cm" svg:y1="13.2cm" svg:x2="14.351cm" svg:y2="14.1cm" draw:start-shape="id9" draw:start-glue-point="3" draw:end-shape="id10" draw:end-glue-point="4" svg:d="m16099 13200-1748 900">
          <text:p/>
        </draw:connector>
        <draw:connector draw:style-name="gr7" draw:text-style-name="P16" draw:layer="layout" draw:type="line" svg:x1="17.699cm" svg:y1="13.2cm" svg:x2="18.6cm" svg:y2="14.1cm" draw:start-shape="id9" draw:start-glue-point="1" draw:end-shape="id11" draw:end-glue-point="0" svg:d="m17699 13200 901 900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7" draw:layer="layout" svg:width="24.639cm" svg:height="12.901cm" svg:x="1.4cm" svg:y="4.557cm" presentation:class="subtitle" presentation:user-transformed="true">
          <draw:text-box>
            <text:p text:style-name="P13"><text:span text:style-name="T30">Primeiramente a </text:span><text:span text:style-name="T31">expressaoMultiplicativa</text:span><text:span text:style-name="T30"> irá verificar se os seus operandos são numéricos. Além da verificação, a </text:span><text:span text:style-name="T31">expressaoMultiplicativa</text:span><text:span text:style-name="T30"> repassa o seu tipo para a </text:span><text:span text:style-name="T31">expressaoAditiva</text:span><text:span text:style-name="T30">. O tipo dependerá dos operandos. Por exemplo, vamos supor que </text:span><text:span text:style-name="T32">x</text:span><text:span text:style-name="T30"> seja do tipo </text:span><text:span text:style-name="T32">Real</text:span><text:span text:style-name="T30">, então o tipo da </text:span><text:span text:style-name="T33">expressaoMultiplicativa</text:span><text:span text:style-name="T30"> será do tipo </text:span><text:span text:style-name="T34">Real</text:span><text:span text:style-name="T30">.</text:span></text:p>
            <text:p text:style-name="P13"><text:span text:style-name="T30"/></text:p>
            <text:p text:style-name="P13"><text:span text:style-name="T30">A </text:span><text:span text:style-name="T33">expressaoAditiva</text:span><text:span text:style-name="T30"> age da mesma forma que a </text:span><text:span text:style-name="T33">expressaoMultiplicativa </text:span><text:span text:style-name="T30">e repassa o seu tipo à </text:span><text:span text:style-name="T31">expressaoComparativa</text:span><text:span text:style-name="T30"> que verificará os operandos e passará o seu tipo (</text:span><text:span text:style-name="T32">Booleano</text:span><text:span text:style-name="T30">) à </text:span><text:span text:style-name="T31">expressaoOuLogico</text:span><text:span text:style-name="T30">.</text:span></text:p>
            <text:p text:style-name="P13"><text:span text:style-name="T30"/></text:p>
            <text:p text:style-name="P13"><text:span text:style-name="T30">Por sua vez, a </text:span><text:span text:style-name="T33">expressaoOuLogico</text:span><text:span text:style-name="T30"> espera que seus operandos sejam </text:span><text:span text:style-name="T34">Booleanos</text:span><text:span text:style-name="T30"> e o seu tipo será também </text:span><text:span text:style-name="T34">Booleano</text:span><text:span text:style-name="T30">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Análise semântica</text:span></text:p>
          </draw:text-box>
        </draw:frame>
        <draw:frame presentation:style-name="pr5" draw:text-style-name="P17" draw:layer="layout" svg:width="24.639cm" svg:height="12.179cm" svg:x="1.4cm" svg:y="4.918cm" presentation:class="subtitle" presentation:user-transformed="true">
          <draw:text-box>
            <text:p text:style-name="P18"><text:span text:style-name="T30">Após a realização das análises anteriores, a verificação de parâmetros </text:span><text:span text:style-name="T35">de chamadas de métodos</text:span><text:span text:style-name="T30"> e </text:span><text:span text:style-name="T35">de instaciações</text:span><text:span text:style-name="T30"> se tornou mais simples. </text:span></text:p>
            <text:p text:style-name="P18"><text:span text:style-name="T30"/></text:p>
            <text:p text:style-name="P18"><text:span text:style-name="T30">Cada expressão sabe determinar o seu tipo. A lista de parâmetros é formada por expressões. Com isso, basta verificar se os tipos dos parâmetros combinam com a assinatura do </text:span><text:span text:style-name="T35">método</text:span><text:span text:style-name="T30"> ou do </text:span><text:span text:style-name="T35">construtor</text:span><text:span text:style-name="T30"> que se deseja invoca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1">Compilador</text:span></text:p>
          </draw:text-box>
        </draw:frame>
        <draw:frame presentation:style-name="pr2" draw:text-style-name="P19" draw:layer="layout" svg:width="24.639cm" svg:height="14.591cm" svg:x="1.4cm" svg:y="3.714cm" presentation:class="subtitle" presentation:user-transformed="true">
          <draw:text-box>
            <text:p text:style-name="P13"><text:span text:style-name="T36">Nessa quarta etapa o compilador passa a ter uma nova opção:</text:span></text:p>
            <text:p text:style-name="P13"><text:span text:style-name="T37"/></text:p>
            <text:p text:style-name="P13"><text:span text:style-name="T38">(</text:span><text:span text:style-name="T39">lexica</text:span><text:span text:style-name="T38">) </text:span><text:span text:style-name="T36">Análise léxica com exibição dos erros no cons</text:span><text:span text:style-name="T40">ole</text:span><text:span text:style-name="T41">.</text:span><text:span text:style-name="T38">(</text:span><text:span text:style-name="T39">sintatica</text:span><text:span text:style-name="T38">)</text:span><text:span text:style-name="T37"> </text:span><text:span text:style-name="T36">Análise sintática com exibição dos erros no console.</text:span></text:p>
            <text:p text:style-name="P13"><text:span text:style-name="T38">(</text:span><text:span text:style-name="T39">simbolos</text:span><text:span text:style-name="T38">)</text:span><text:span text:style-name="T37"> </text:span><text:span text:style-name="T36">Apresentação dos símbolos de uma análise.</text:span></text:p>
            <text:p text:style-name="P13"><text:span text:style-name="T38">(</text:span><text:span text:style-name="T39">arvore</text:span><text:span text:style-name="T38">)</text:span><text:span text:style-name="T37"> </text:span><text:span text:style-name="T36">Apresentação da árvore sintática de uma análise.</text:span></text:p>
            <text:p text:style-name="P13"><text:span text:style-name="T42">(</text:span><text:span text:style-name="T43">semantica</text:span><text:span text:style-name="T42">)</text:span><text:span text:style-name="T44"> Análise semântica com exibição dos erros no console.</text:span></text:p>
            <text:p text:style-name="P13"><text:span text:style-name="T37"/></text:p>
            <text:p text:style-name="P13"><text:span text:style-name="T45">fontes/java/.../</text:span><text:span text:style-name="T39">Compilador.java</text:span></text:p>
            <text:p text:style-name="P13"><text:span text:style-name="T46"/></text:p>
            <text:p text:style-name="P13"><text:span text:style-name="T47">java -classpath</text:span></text:p>
            <text:p text:style-name="P13"><text:span text:style-name="T47">binarios/class:bibliotecas/jar/antlr.jar</text:span></text:p>
            <text:p text:style-name="P13"><text:span text:style-name="T47">br.ufsc.inf.ine5426.caneca.Compilador.java</text:span></text:p>
            <text:p text:style-name="P13"><text:span text:style-name="T48">&lt;arquivo.caneca&gt;</text:span></text:p>
            <text:p text:style-name="P13"><text:span text:style-name="T48">&lt;opcao: {lexica, sintatica, arvore, simbolo, semantica}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1">Exemplos</text:span></text:p>
          </draw:text-box>
        </draw:frame>
        <draw:frame presentation:style-name="pr5" draw:text-style-name="P20" draw:layer="layout" svg:width="24.639cm" svg:height="12.179cm" svg:x="1.4cm" svg:y="4.914cm" presentation:class="subtitle" presentation:user-transformed="true">
          <draw:text-box>
            <text:p text:style-name="P20"><text:span text:style-name="T49">fontes/caneca/</text:span><text:span text:style-name="T50">ErrosSemanticosDefinicaoResolucao.caneca</text:span></text:p>
            <text:p text:style-name="P20"><text:span text:style-name="T49">fontes/caneca/</text:span><text:span text:style-name="T50">ErrosSemanticosExpressoes.caneca</text:span></text:p>
            <text:p text:style-name="P20"><text:span text:style-name="T49">fontes/caneca/</text:span><text:span text:style-name="T50">ErrosSemanticosChamada.caneca</text:span></text:p>
            <text:p text:style-name="P20"><text:span text:style-name="T49">fontes/caneca/</text:span><text:span text:style-name="T50">AcertosSemanticos.canec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ff6633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_20__28_var_29_"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Silva</meta:initial-creator>
    <meta:creation-date>2012-10-01T16:58:15</meta:creation-date>
    <dc:date>2012-12-04T22:48:40</dc:date>
    <dc:creator>Lucas </dc:creator>
    <meta:editing-duration>PT7H27M24S</meta:editing-duration>
    <meta:editing-cycles>221</meta:editing-cycles>
    <meta:generator>LibreOffice/3.5$Linux_x86 LibreOffice_project/350m1$Build-2</meta:generator>
    <meta:document-statistic meta:object-count="138"/>
  </office:meta>
</office:document-meta>
</file>